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1F000006365E70CE862034710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2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912cm"/>
    </style:style>
    <style:style style:name="Tabela2.B" style:family="table-column">
      <style:table-column-properties style:column-width="0.788cm"/>
    </style:style>
    <style:style style:name="Tabela2.C" style:family="table-column">
      <style:table-column-properties style:column-width="0.296cm"/>
    </style:style>
    <style:style style:name="Tabela2.D" style:family="table-column">
      <style:table-column-properties style:column-width="0.808cm"/>
    </style:style>
    <style:style style:name="Tabela2.E" style:family="table-column">
      <style:table-column-properties style:column-width="0.695cm"/>
    </style:style>
    <style:style style:name="Tabela2.F" style:family="table-column">
      <style:table-column-properties style:column-width="0.434cm"/>
    </style:style>
    <style:style style:name="Tabela2.G" style:family="table-column">
      <style:table-column-properties style:column-width="1.967cm"/>
    </style:style>
    <style:style style:name="Tabela2.H" style:family="table-column">
      <style:table-column-properties style:column-width="1.304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7" style:family="table-row">
      <style:table-row-properties style:min-row-height="0.827cm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="none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369cm"/>
    </style:style>
    <style:style style:name="Tabela2.A30" style:family="table-cell">
      <style:table-cell-properties fo:padding="0.097cm" fo:border="none"/>
    </style:style>
    <style:style style:name="Tabela2.31" style:family="table-row">
      <style:table-row-properties style:min-row-height="0.369cm"/>
    </style:style>
    <style:style style:name="Tabela2.A31" style:family="table-cell">
      <style:table-cell-properties fo:padding="0.097cm" fo:border="none"/>
    </style:style>
    <style:style style:name="Tabela2.32" style:family="table-row">
      <style:table-row-properties style:min-row-height="0.369cm"/>
    </style:style>
    <style:style style:name="Tabela2.33" style:family="table-row">
      <style:table-row-properties style:min-row-height="0.369cm"/>
    </style:style>
    <style:style style:name="Tabela2.A33" style:family="table-cell">
      <style:table-cell-properties fo:padding="0.097cm" fo:border="none"/>
    </style:style>
    <style:style style:name="Tabela2.34" style:family="table-row">
      <style:table-row-properties style:min-row-height="0.369cm"/>
    </style:style>
    <style:style style:name="Tabela2.A34" style:family="table-cell">
      <style:table-cell-properties fo:padding="0.097cm" fo:border="none"/>
    </style:style>
    <style:style style:name="Tabela2.35" style:family="table-row">
      <style:table-row-properties style:min-row-height="0.369cm"/>
    </style:style>
    <style:style style:name="Tabela2.A35" style:family="table-cell">
      <style:table-cell-properties fo:padding="0.097cm" fo:border="none"/>
    </style:style>
    <style:style style:name="Tabela2.D35" style:family="table-cell">
      <style:table-cell-properties fo:padding="0.097cm" fo:border="none"/>
    </style:style>
    <style:style style:name="Tabela2.36" style:family="table-row">
      <style:table-row-properties style:min-row-height="0.369cm"/>
    </style:style>
    <style:style style:name="Tabela2.A36" style:family="table-cell">
      <style:table-cell-properties fo:padding="0.097cm" fo:border="none"/>
    </style:style>
    <style:style style:name="Tabela2.37" style:family="table-row">
      <style:table-row-properties style:min-row-height="0.369cm"/>
    </style:style>
    <style:style style:name="Tabela2.A37" style:family="table-cell">
      <style:table-cell-properties fo:padding="0.097cm" fo:border-left="none" fo:border-right="none" fo:border-top="1pt solid #000000" fo:border-bottom="1pt solid #000000"/>
    </style:style>
    <style:style style:name="Tabela2.38" style:family="table-row">
      <style:table-row-properties style:min-row-height="0.369cm"/>
    </style:style>
    <style:style style:name="Tabela2.39" style:family="table-row">
      <style:table-row-properties style:min-row-height="0.369cm"/>
    </style:style>
    <style:style style:name="Tabela2.40" style:family="table-row">
      <style:table-row-properties style:min-row-height="0.369cm"/>
    </style:style>
    <style:style style:name="Tabela2.41" style:family="table-row">
      <style:table-row-properties style:min-row-height="0.369cm"/>
    </style:style>
    <style:style style:name="Tabela2.42" style:family="table-row">
      <style:table-row-properties style:min-row-height="0.369cm"/>
    </style:style>
    <style:style style:name="Tabela2.43" style:family="table-row">
      <style:table-row-properties style:min-row-height="0.258cm"/>
    </style:style>
    <style:style style:name="Tabela2.45" style:family="table-row">
      <style:table-row-properties style:min-row-height="0.369cm"/>
    </style:style>
    <style:style style:name="Tabela2.46" style:family="table-row">
      <style:table-row-properties style:min-row-height="0.369cm"/>
    </style:style>
    <style:style style:name="Tabela2.47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text-align="end" style:justify-single-word="false"/>
    </style:style>
    <style:style style:name="P3" style:family="paragraph" style:parent-style-name="Preformatted_20_Text">
      <style:paragraph-properties fo:text-align="end" style:justify-single-word="false"/>
      <style:text-properties officeooo:paragraph-rsid="019c61c9"/>
    </style:style>
    <style:style style:name="P4" style:family="paragraph" style:parent-style-name="Preformatted_20_Text">
      <style:paragraph-properties fo:text-align="center" style:justify-single-word="false"/>
      <style:text-properties fo:color="#000000" loext:opacity="100%" style:font-name="Liberation Sans" fo:font-size="6pt" fo:font-weight="normal" style:font-size-asian="6pt" style:font-weight-asian="normal" style:font-size-complex="6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color="#000000" loext:opacity="100%" style:font-name="Liberation Sans" fo:font-size="6pt" fo:font-weight="bold" style:font-size-asian="6pt" style:font-weight-asian="bold" style:font-size-complex="6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color="#000000" loext:opacity="100%" style:font-name="Liberation Sans" fo:font-size="8pt" fo:font-weight="bold" style:font-name-asian="Nimbus Mono L" style:font-size-asian="8pt" style:font-weight-asian="bold" style:font-name-complex="Liberation Mono" style:font-size-complex="8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color="#000000" loext:opacity="100%" style:font-name="Liberation Sans" fo:font-size="8pt" fo:font-weight="bold" style:font-size-asian="8pt" style:font-weight-asian="bold" style:font-size-complex="8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color="#000000" loext:opacity="100%" style:font-name="Liberation Sans" fo:font-size="8pt" fo:font-weight="bold" style:font-size-asian="8pt" style:font-weight-asian="bold" style:font-size-complex="8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color="#000000" loext:opacity="100%" style:font-name="Liberation Sans" fo:font-size="8pt" fo:font-weight="normal" style:font-size-asian="8pt" style:font-weight-asian="normal" style:font-size-complex="8pt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fo:color="#000000" loext:opacity="100%" style:font-name="Liberation Sans" fo:font-size="8pt" fo:font-weight="normal" style:font-size-asian="8pt" style:font-weight-asian="normal" style:font-size-complex="8pt" style:font-weight-complex="normal"/>
    </style:style>
    <style:style style:name="P11" style:family="paragraph" style:parent-style-name="Preformatted_20_Text">
      <style:paragraph-properties fo:text-align="end" style:justify-single-word="false"/>
      <style:text-properties fo:color="#000000" loext:opacity="100%" style:font-name="Liberation Sans" fo:font-size="8pt" fo:font-weight="normal" style:font-name-asian="Nimbus Mono L" style:font-size-asian="8pt" style:font-weight-asian="normal" style:font-name-complex="Liberation Mono" style:font-size-complex="8pt" style:font-weight-complex="normal"/>
    </style:style>
    <style:style style:name="P12" style:family="paragraph" style:parent-style-name="Preformatted_20_Text">
      <style:paragraph-properties fo:text-align="center" style:justify-single-word="false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ans" fo:font-size="7pt" style:font-size-asian="7pt" style:font-size-complex="7pt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ans" fo:font-size="7pt" officeooo:rsid="01a9578c" style:font-size-asian="7pt" style:font-size-complex="7pt"/>
    </style:style>
    <style:style style:name="P17" style:family="paragraph" style:parent-style-name="Preformatted_20_Text">
      <style:paragraph-properties fo:text-align="start" style:justify-single-word="false"/>
      <style:text-properties officeooo:rsid="019c61c9" officeooo:paragraph-rsid="019c61c9"/>
    </style:style>
    <style:style style:name="P18" style:family="paragraph" style:parent-style-name="Preformatted_20_Text">
      <style:paragraph-properties fo:text-align="start" style:justify-single-word="false"/>
      <style:text-properties fo:font-size="6pt" officeooo:rsid="01b0c4b3" officeooo:paragraph-rsid="01a7c07a" style:font-size-asian="6pt" style:font-size-complex="6pt"/>
    </style:style>
    <style:style style:name="P19" style:family="paragraph" style:parent-style-name="Standard">
      <style:paragraph-properties style:shadow="none">
        <style:tab-stops/>
      </style:paragraph-properties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Frame_20_contents">
      <style:paragraph-properties fo:text-align="end" style:justify-single-word="false"/>
    </style:style>
    <style:style style:name="P22" style:family="paragraph" style:parent-style-name="Preformatted_20_Text">
      <style:paragraph-properties fo:margin-left="0cm" fo:margin-right="-0.199cm" fo:margin-top="0cm" fo:margin-bottom="0cm" style:contextual-spacing="false" fo:text-align="start" style:justify-single-word="false" fo:text-indent="0cm" style:auto-text-indent="false" style:vertical-align="bottom"/>
    </style:style>
    <style:style style:name="P23" style:family="paragraph" style:parent-style-name="Preformatted_20_Text">
      <style:paragraph-properties fo:margin-top="0.049cm" fo:margin-bottom="0cm" style:contextual-spacing="false" style:writing-mode="page"/>
    </style:style>
    <style:style style:name="P24" style:family="paragraph" style:parent-style-name="Preformatted_20_Text">
      <style:paragraph-properties fo:margin-top="0.049cm" fo:margin-bottom="0cm" style:contextual-spacing="false" style:writing-mode="page"/>
      <style:text-properties style:font-name="Liberation Sans" fo:font-size="6pt" style:font-size-asian="6pt" style:font-size-complex="6pt"/>
    </style:style>
    <style:style style:name="P25" style:family="paragraph" style:parent-style-name="Preformatted_20_Text">
      <style:paragraph-properties fo:margin-left="0cm" fo:margin-right="0.101cm" fo:margin-top="0.049cm" fo:margin-bottom="0cm" style:contextual-spacing="false" fo:text-align="start" style:justify-single-word="false" fo:text-indent="0cm" style:auto-text-indent="false" style:vertical-align="bottom" style:writing-mode="page"/>
      <style:text-properties fo:color="#000000" loext:opacity="100%" style:font-name="Liberation Sans" fo:font-size="6pt" fo:font-weight="normal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26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loext:opacity="100%" style:font-name="Liberation Sans" fo:font-size="7pt" fo:font-weight="normal" style:font-size-asian="7pt" style:font-weight-asian="normal" style:font-size-complex="7pt" style:font-weight-complex="normal"/>
    </style:style>
    <style:style style:name="P27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loext:opacity="100%" style:font-name="Liberation Sans" fo:font-size="7pt" fo:font-weight="normal" officeooo:rsid="019e9f2e" officeooo:paragraph-rsid="019e9f2e" fo:background-color="transparent" style:font-name-asian="Nimbus Mono L" style:font-size-asian="7pt" style:font-weight-asian="normal" style:font-name-complex="Liberation Mono" style:font-size-complex="7pt" style:font-weight-complex="normal"/>
    </style:style>
    <style:style style:name="P28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loext:opacity="100%" style:font-name="Liberation Sans" fo:font-size="10.5pt" fo:font-weight="bold" officeooo:paragraph-rsid="019e9f2e" style:font-name-asian="Nimbus Mono L" style:font-size-asian="10.5pt" style:font-weight-asian="bold" style:font-name-complex="Liberation Mono" style:font-size-complex="10.5pt" style:font-weight-complex="bold"/>
    </style:style>
    <style:style style:name="P29" style:family="paragraph" style:parent-style-name="Preformatted_20_Text">
      <style:paragraph-properties fo:margin-left="0.049cm" fo:margin-right="0cm" fo:margin-top="0cm" fo:margin-bottom="0cm" style:contextual-spacing="false" fo:text-align="start" style:justify-single-word="false" fo:text-indent="0cm" style:auto-text-indent="false" style:vertical-align="bottom" style:writing-mode="page"/>
      <style:text-properties fo:color="#000000" loext:opacity="100%" style:font-name="Liberation Sans" fo:font-size="7pt" fo:font-weight="bold" style:font-name-asian="Nimbus Mono L" style:font-size-asian="7pt" style:font-weight-asian="bold" style:font-name-complex="Liberation Mono" style:font-size-complex="7pt" style:font-weight-complex="bold"/>
    </style:style>
    <style:style style:name="P30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fo:color="#000000" loext:opacity="100%" fo:font-weight="normal" style:font-weight-asian="normal" style:font-weight-complex="normal"/>
    </style:style>
    <style:style style:name="T2" style:family="text">
      <style:text-properties fo:color="#000000" loext:opacity="100%" style:font-name="Liberation Sans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loext:opacity="100%" style:font-name="Liberation Sans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000000" loext:opacity="100%" style:font-name="Liberation Sans" fo:font-size="8pt" fo:font-weight="normal" officeooo:rsid="019fef6a" style:font-size-asian="8pt" style:font-weight-asian="normal" style:font-size-complex="8pt" style:font-weight-complex="normal"/>
    </style:style>
    <style:style style:name="T5" style:family="text">
      <style:text-properties fo:color="#000000" loext:opacity="100%" style:font-name="Liberation Sans" fo:font-size="8pt" fo:font-weight="normal" officeooo:rsid="01b5a3b9" style:font-size-asian="8pt" style:font-weight-asian="normal" style:font-size-complex="8pt" style:font-weight-complex="normal"/>
    </style:style>
    <style:style style:name="T6" style:family="text">
      <style:text-properties fo:color="#000000" loext:opacity="100%" style:font-name="Liberation Sans" fo:font-size="8pt" fo:font-weight="normal" officeooo:rsid="01b78bb8" style:font-size-asian="8pt" style:font-weight-asian="normal" style:font-size-complex="8pt" style:font-weight-complex="normal"/>
    </style:style>
    <style:style style:name="T7" style:family="text">
      <style:text-properties fo:color="#000000" loext:opacity="100%" style:font-name="Liberation Sans" fo:font-size="8pt" fo:font-weight="normal" officeooo:rsid="01b815f9" style:font-size-asian="8pt" style:font-weight-asian="normal" style:font-size-complex="8pt" style:font-weight-complex="normal"/>
    </style:style>
    <style:style style:name="T8" style:family="text">
      <style:text-properties fo:color="#000000" loext:opacity="100%" style:font-name="Liberation Sans" fo:font-size="6pt" fo:font-weight="normal" style:font-name-asian="Nimbus Mono L" style:font-size-asian="6pt" style:font-weight-asian="normal" style:font-name-complex="Liberation Mono" style:font-size-complex="6pt" style:font-weight-complex="normal"/>
    </style:style>
    <style:style style:name="T9" style:family="text">
      <style:text-properties fo:color="#000000" loext:opacity="100%" style:font-name="Liberation Sans" fo:font-size="6pt" fo:font-weight="normal" style:font-size-asian="6pt" style:font-weight-asian="normal" style:font-size-complex="6pt" style:font-weight-complex="normal"/>
    </style:style>
    <style:style style:name="T10" style:family="text">
      <style:text-properties fo:color="#000000" loext:opacity="100%" style:font-name="Liberation Sans" fo:font-size="6pt" fo:font-weight="normal" officeooo:rsid="019fef6a" style:font-size-asian="6pt" style:font-weight-asian="normal" style:font-size-complex="6pt" style:font-weight-complex="normal"/>
    </style:style>
    <style:style style:name="T11" style:family="text">
      <style:text-properties fo:color="#000000" loext:opacity="100%" style:font-name="Liberation Sans" fo:font-size="6pt" style:text-underline-style="solid" style:text-underline-type="double" style:text-underline-width="auto" style:text-underline-color="font-color" fo:font-weight="normal" officeooo:rsid="019fef6a" style:font-name-asian="Nimbus Mono L" style:font-size-asian="6pt" style:font-weight-asian="normal" style:font-name-complex="Liberation Mono" style:font-size-complex="6pt" style:font-weight-complex="normal"/>
    </style:style>
    <style:style style:name="T12" style:family="text">
      <style:text-properties fo:color="#000000" loext:opacity="100%" style:font-name="Liberation Sans" fo:font-size="6pt" style:text-underline-style="none" fo:font-weight="normal" style:font-size-asian="6pt" style:font-weight-asian="normal" style:font-size-complex="6pt" style:font-weight-complex="normal"/>
    </style:style>
    <style:style style:name="T13" style:family="text">
      <style:text-properties fo:color="#000000" loext:opacity="100%" style:font-name="Liberation Sans" fo:font-size="6pt" style:text-underline-style="none" fo:font-weight="normal" officeooo:rsid="01b26648" style:font-size-asian="6pt" style:font-weight-asian="normal" style:font-size-complex="6pt" style:font-weight-complex="normal"/>
    </style:style>
    <style:style style:name="T14" style:family="text">
      <style:text-properties fo:color="#000000" loext:opacity="100%" style:font-name="Liberation Sans" fo:font-size="7pt" fo:font-weight="normal" style:font-size-asian="7pt" style:font-weight-asian="normal" style:font-size-complex="7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Liberation Sans" fo:font-size="8pt" style:font-size-asian="8pt" style:font-size-complex="8pt"/>
    </style:style>
    <style:style style:name="T17" style:family="text">
      <style:text-properties style:font-name="Liberation Sans" fo:font-size="8pt" officeooo:rsid="019fef6a" style:font-size-asian="8pt" style:font-size-complex="8pt"/>
    </style:style>
    <style:style style:name="T18" style:family="text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19" style:family="text">
      <style:text-properties style:font-name="Liberation Sans" fo:font-size="8pt" fo:font-weight="normal" officeooo:rsid="019fef6a" style:font-size-asian="8pt" style:font-weight-asian="normal" style:font-size-complex="8pt" style:font-weight-complex="normal"/>
    </style:style>
    <style:style style:name="T20" style:family="tex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T21" style:family="text">
      <style:text-properties style:font-name="Liberation Sans" fo:font-size="8pt" fo:font-weight="bold" officeooo:rsid="01b92a07" style:font-size-asian="8pt" style:font-weight-asian="bold" style:font-size-complex="8pt" style:font-weight-complex="bold"/>
    </style:style>
    <style:style style:name="T22" style:family="text">
      <style:text-properties style:font-name="Liberation Sans" fo:font-size="6pt" style:font-size-asian="6pt" style:font-size-complex="6pt"/>
    </style:style>
    <style:style style:name="T23" style:family="text">
      <style:text-properties style:font-name="Liberation Sans" fo:font-size="6pt" officeooo:rsid="019fef6a" style:font-size-asian="6pt" style:font-size-complex="6pt"/>
    </style:style>
    <style:style style:name="T24" style:family="text">
      <style:text-properties style:font-name="Liberation Sans" fo:font-size="6pt" officeooo:rsid="01b3e4d6" style:font-size-asian="6pt" style:font-size-complex="6pt"/>
    </style:style>
    <style:style style:name="T25" style:family="text">
      <style:text-properties style:font-name="Liberation Sans" fo:font-size="7pt" style:font-size-asian="7pt" style:font-size-complex="7pt"/>
    </style:style>
    <style:style style:name="T26" style:family="text">
      <style:text-properties style:font-name="Liberation Sans" fo:font-size="7pt" officeooo:rsid="01a9578c" style:font-size-asian="7pt" style:font-size-complex="7pt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officeooo:rsid="019b7a67"/>
    </style:style>
    <style:style style:name="T29" style:family="text">
      <style:text-properties officeooo:rsid="01a9578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  <text:user-field-decl office:value-type="string" office:string-value="COD" text:name="py3o.j.produto_id.codigo"/>
        <text:user-field-decl office:value-type="string" office:string-value="qtd" text:name="py3o.j.quantity"/>
        <text:user-field-decl office:value-type="string" office:string-value="code" text:name="py3o.j.product_id.code"/>
        <text:user-field-decl office:value-type="string" office:string-value="desc" text:name="py3o.j.name"/>
        <text:user-field-decl office:value-type="string" office:string-value="UND" text:name="py3o.j.uom_id.code"/>
        <text:user-field-decl office:value-type="string" office:string-value="chave" text:name="py3o.o.key"/>
        <text:user-field-decl office:value-type="string" office:string-value="cnpj_cpf" text:name="py3o.o.company_id.cnpj_cpf"/>
        <text:user-field-decl office:value-type="string" office:string-value="cnpj_cpf" text:name="py3o.o.company_cnpj_cpf"/>
        <text:user-field-decl office:value-type="string" office:string-value="ie" text:name="py3o.o.company_inscr_est"/>
        <text:user-field-decl office:value-type="string" office:string-value="Razao social" text:name="py3o.o.company_legal_name"/>
        <text:user-field-decl office:value-type="string" office:string-value="Nome da empresa" text:name="py3o.o.company_name"/>
        <text:user-field-decl office:value-type="string" office:string-value="site_empresa" text:name="py3o.o.company_id.website"/>
        <text:user-field-decl office:value-type="string" office:string-value="participante_cnpj_cpf" text:name="py3o.o.partner_cnpj_cpf"/>
        <text:user-field-decl office:value-type="string" office:string-value="participante_razao_social" text:name="py3o.o.partner_legal_name"/>
        <text:user-field-decl office:value-type="string" office:string-value="number" text:name="py3o.o.number"/>
        <text:user-field-decl office:value-type="string" office:string-value="Nº serie eq sat" text:name="py3o.o.document_serie"/>
        <text:user-field-decl office:value-type="string" office:string-value="consulta_qr_code" text:name="py3o.o.configuracao_pdv_id.site_consulta_qrcode"/>
      </text:user-field-decls>
      <text:p text:style-name="P30"><text:a xlink:type="simple" xlink:href="py3o://for=%22obj%20in%20objects%22" text:style-name="Internet_20_link" text:visited-style-name="Visited_20_Internet_20_Link"><text:span text:style-name="T16">for="obj in objects"</text:span></text:a></text:p>
      <text:p text:style-name="P19"><text:a xlink:type="simple" xlink:href="py3o://with=%22lang=obj.partner_id.lang%20or%20'pt_BR'%22" text:style-name="Internet_20_link" text:visited-style-name="Visited_20_Internet_20_Link"><text:span text:style-name="T16">with="lang=obj.partner_id.lang or 'pt_BR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6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2" office:value-type="string">
            <text:p text:style-name="P11"><draw:frame draw:style-name="fr4" draw:name="py3o.image(o.company_id.logo_cfe, 'jpeg', height='1.5cm', isb64=True)" text:anchor-type="paragraph" svg:width="1.393cm" draw:z-index="4"><draw:text-box fo:min-height="1.326cm"><text:p text:style-name="P21"/></draw:text-box></draw:frame></text:p>
          </table:table-cell>
          <table:covered-table-cell/>
          <table:table-cell table:style-name="Tabela2.A1" table:number-columns-spanned="6" office:value-type="string">
            <text:p text:style-name="P28"><text:user-field-get text:name="py3o.o.company_name">Nome da empresa</text:user-field-get></text:p>
            <text:p text:style-name="P26"><text:user-field-get text:name="py3o.o.company_legal_name">Razao social</text:user-field-get></text:p>
            <text:p text:style-name="P27">Endereço Completo</text:p>
            <text:p text:style-name="P29">CNPJ:<text:span text:style-name="T15"> </text:span><text:span text:style-name="T15"><text:user-field-get text:name="py3o.o.company_cnpj_cpf">cnpj_cpf</text:user-field-get></text:span><text:span text:style-name="T15"><text:s text:c="3"/></text:span>IE:<text:span text:style-name="T15"> </text:span><text:span text:style-name="T15"><text:user-field-get text:name="py3o.o.company_inscr_est">ie</text:user-field-ge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24592">
          <table:table-cell table:style-name="Tabela2.A2" table:number-columns-spanned="8" office:value-type="string">
            <text:p text:style-name="P1"><text:a xlink:type="simple" xlink:href="py3o://if=%22o.state_edoc=='cancelada'%22" text:style-name="Internet_20_link" text:visited-style-name="Visited_20_Internet_20_Link"><text:span text:style-name="T17">if="o.state_edoc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25328">
          <table:table-cell table:style-name="Tabela2.A2" table:number-columns-spanned="8" office:value-type="string">
            <text:p text:style-name="P12"><text:span text:style-name="T2">EXTRATO Nº:</text:span><text:span text:style-name="T3"> </text:span><text:a xlink:type="simple" xlink:href="py3o://function=%22formatLang(o.num_cfe_cancelamento,%20digits=0)%22" text:style-name="Internet_20_link" text:visited-style-name="Visited_20_Internet_20_Link">function="formatLang(o.num_cfe_cancelamento, digits=0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25648">
          <table:table-cell table:style-name="Tabela2.A2" table:number-columns-spanned="8" office:value-type="string">
            <text:p text:style-name="P1"><text:a xlink:type="simple" xlink:href="py3o:///if" text:style-name="Internet_20_link" text:visited-style-name="Visited_20_Internet_20_Link"><text:span text:style-name="T1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26240">
          <table:table-cell table:style-name="Tabela2.A2" table:number-columns-spanned="8" office:value-type="string">
            <text:p text:style-name="P1"><text:a xlink:type="simple" xlink:href="py3o://if=%22o.state_edoc=='autorizada'%22" text:style-name="Internet_20_link" text:visited-style-name="Visited_20_Internet_20_Link"><text:span text:style-name="T17">if="o.state_edoc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26736">
          <table:table-cell table:style-name="Tabela2.A2" table:number-columns-spanned="8" office:value-type="string">
            <text:p text:style-name="P12"><text:span text:style-name="T2">EXTRATO Nº:</text:span><text:span text:style-name="T3"> </text:span><text:span text:style-name="T3"><text:user-field-get text:name="py3o.o.number">number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27232">
          <table:table-cell table:style-name="Tabela2.A2" table:number-columns-spanned="8" office:value-type="string">
            <text:p text:style-name="P1"><text:a xlink:type="simple" xlink:href="py3o:///if" text:style-name="Internet_20_link" text:visited-style-name="Visited_20_Internet_20_Link"><text:span text:style-name="T1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27776">
          <table:table-cell table:style-name="Tabela2.A2" table:number-columns-spanned="8" office:value-type="string">
            <text:p text:style-name="P6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28320">
          <table:table-cell table:style-name="Tabela2.A2" table:number-columns-spanned="8" office:value-type="string">
            <text:p text:style-name="P1"><text:a xlink:type="simple" xlink:href="py3o://if=%22o.state_edoc=='cancelada'%22" text:style-name="Internet_20_link" text:visited-style-name="Visited_20_Internet_20_Link"><text:span text:style-name="T17">if="o.state_edoc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28864">
          <table:table-cell table:style-name="Tabela2.A2" table:number-columns-spanned="8" office:value-type="string">
            <text:p text:style-name="P6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29408">
          <table:table-cell table:style-name="Tabela2.A11" table:number-columns-spanned="8" office:value-type="string">
            <text:p text:style-name="P13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30544">
          <table:table-cell table:style-name="Tabela2.A2" table:number-columns-spanned="8" office:value-type="string">
            <text:p text:style-name="P22"><text:a xlink:type="simple" xlink:href="py3o:///if" text:style-name="Internet_20_link" text:visited-style-name="Visited_20_Internet_20_Link"><text:span text:style-name="T1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31248">
          <table:table-cell table:style-name="Tabela2.A2" table:number-columns-spanned="8" office:value-type="string">
            <text:p text:style-name="P1"><text:a xlink:type="simple" xlink:href="py3o://if=%22o.state_edoc=='autorizada'%22" text:style-name="Internet_20_link" text:visited-style-name="Visited_20_Internet_20_Link"><text:span text:style-name="T17">if="o.state_edoc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31952">
          <table:table-cell table:style-name="Tabela2.A1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33088">
          <table:table-cell table:style-name="Tabela2.A1" table:number-columns-spanned="8" office:value-type="string">
            <text:p text:style-name="P1"><text:a xlink:type="simple" xlink:href="py3o:///if" text:style-name="Internet_20_link" text:visited-style-name="Visited_20_Internet_20_Link"><text:span text:style-name="T1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94016460233792">
          <table:table-cell table:style-name="Tabela2.A1" table:number-columns-spanned="8" office:value-type="string">
            <text:p text:style-name="P1"><text:a xlink:type="simple" xlink:href="py3o://if=%22o.partner_cnpj_cpf%22" text:style-name="Internet_20_link" text:visited-style-name="Visited_20_Internet_20_Link"><text:span text:style-name="T4">if="o.partner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34768">
          <table:table-cell table:style-name="Tabela2.A17" table:number-columns-spanned="8" office:value-type="string">
            <text:p text:style-name="P14"><text:span text:style-name="T1">CNPJ/CPF DO CONSUMIDOR: </text:span><text:span text:style-name="T1"><text:user-field-get text:name="py3o.o.partner_cnpj_cpf">participante_cnpj_cpf</text:user-field-get></text:span></text:p>
            <text:p text:style-name="P14"><text:span text:style-name="T1">Razão Social/Nome: </text:span><text:span text:style-name="T1"><text:user-field-get text:name="py3o.o.partner_legal_name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36176">
          <table:table-cell table:style-name="Tabela2.A1" table:number-columns-spanned="8" office:value-type="string">
            <text:p text:style-name="P1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36880">
          <table:table-cell table:style-name="Tabela2.A1" table:number-columns-spanned="8" office:value-type="string">
            <text:p text:style-name="P1"><text:a xlink:type="simple" xlink:href="py3o://if=%22o.state_edoc=='autorizada'%22" text:style-name="Internet_20_link" text:visited-style-name="Visited_20_Internet_20_Link"><text:span text:style-name="T17">if="o.state_edoc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8" office:value-type="string">
            <text:p text:style-name="P5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38448">
          <table:table-cell table:style-name="Tabela2.A2" table:number-columns-spanned="8" office:value-type="string">
            <text:p text:style-name="P1"><text:a xlink:type="simple" xlink:href="py3o://for=%22i,%20j%20in%20enumerate(o.line_ids,%20start=1)%22" text:style-name="Internet_20_link" text:visited-style-name="Visited_20_Internet_20_Link"><text:span text:style-name="T4">for="i, j in enumerate(o.line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23"><text:span text:style-name="T8"><text:user-field-get text:name="py3o.i">#</text:user-field-get></text:span><text:span text:style-name="T8"><text:s/></text:span><text:span text:style-name="T8"><text:print-time style:data-style-name="N0"/></text:span><text:span text:style-name="T8"><text:user-field-get text:name="py3o.j.product_id.code">code</text:user-field-get></text:span><text:span text:style-name="T8"><text:s/></text:span></text:p>
          </table:table-cell>
          <table:table-cell table:style-name="Tabela2.B22" table:number-columns-spanned="5" office:value-type="string">
            <text:p text:style-name="P25"><text:user-field-get text:name="py3o.j.name">desc</text:user-field-get></text:p>
          </table:table-cell>
          <table:covered-table-cell/>
          <table:covered-table-cell/>
          <table:covered-table-cell/>
          <table:covered-table-cell/>
          <table:table-cell table:style-name="Tabela2.A2" office:value-type="string">
            <text:p text:style-name="P2"><text:span text:style-name="T8"><text:user-field-get text:name="py3o.j.quantity">qtd</text:user-field-get></text:span><text:span text:style-name="T8"><text:s/></text:span><text:span text:style-name="T8"><text:user-field-get text:name="py3o.j.uom_id.code">UND</text:user-field-get></text:span><text:span text:style-name="T8"><text:s/>X </text:span><text:a xlink:type="simple" xlink:href="py3o://function=%22formatLang(j.price_unit,%20monetary=True)%20+%20'%20(%20'%20+%20formatLang(j.amount_estimate_tax,%20monetary=True)%20+%20')'%22" text:style-name="Internet_20_link" text:visited-style-name="Visited_20_Internet_20_Link"><text:span text:style-name="T11">function="formatLang(j.price_unit, monetary=True) + ' ( ' + formatLang(j.amount_estimate_tax, monetary=True) + ')'"</text:span></text:a></text:p>
          </table:table-cell>
          <table:table-cell table:style-name="Tabela2.A2" office:value-type="string">
            <text:p text:style-name="P2"><text:span text:style-name="T22"><text:s text:c="2"/></text:span><text:a xlink:type="simple" xlink:href="py3o://function=%22formatLang(j.amount_total,%20monetary=True)%22" text:style-name="Internet_20_link" text:visited-style-name="Visited_20_Internet_20_Link"><text:span text:style-name="T23">function="formatLang(j.amount_total, monetary=True)"</text:span></text:a></text:p>
          </table:table-cell>
        </table:table-row>
        <table:table-row table:style-name="Tabela2.22">
          <table:table-cell table:style-name="Tabela2.A2" table:number-columns-spanned="8" office:value-type="string">
            <text:p text:style-name="P24">if="j.infcomplementar != False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table:number-columns-spanned="8" office:value-type="string">
            <text:p text:style-name="P24"><text:s/>function="j._monta_informacoes_adicionais()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table:number-columns-spanned="8" office:value-type="string">
            <text:p text:style-name="P24">/i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44848">
          <table:table-cell table:style-name="Tabela2.A2" table:number-columns-spanned="8" office:value-type="string">
            <text:p text:style-name="P1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7">
          <table:table-cell table:style-name="Tabela2.A11" table:number-columns-spanned="4" office:value-type="string">
            <text:p text:style-name="P8">TOTAL R$</text:p>
          </table:table-cell>
          <table:covered-table-cell/>
          <table:covered-table-cell/>
          <table:covered-table-cell/>
          <table:table-cell table:style-name="Tabela2.A11" table:number-columns-spanned="4" office:value-type="string">
            <text:p text:style-name="P2"><text:span text:style-name="T18"><text:s/></text:span><text:a xlink:type="simple" xlink:href="py3o://function=%22formatLang(o.amount_total,%20monetary=True)%22" text:style-name="Internet_20_link" text:visited-style-name="Visited_20_Internet_20_Link"><text:span text:style-name="T19">function="formatLang(o.amount_total, monetary=True)"</text:span></text:a></text:p>
          </table:table-cell>
          <table:covered-table-cell/>
          <table:covered-table-cell/>
          <table:covered-table-cell/>
        </table:table-row>
        <table:table-row table:style-name="Tabela2.28">
          <table:table-cell table:style-name="Tabela2.A28" table:number-columns-spanned="8" office:value-type="string">
            <text:p text:style-name="P1"><text:a xlink:type="simple" xlink:href="py3o://for=%22p%20in%20o.fiscal_payment_ids%22" text:style-name="Internet_20_link" text:visited-style-name="Visited_20_Internet_20_Link"><text:span text:style-name="T10">for="p in o.fiscal_paymen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9">
          <table:table-cell table:style-name="Tabela2.A2" table:number-columns-spanned="5" office:value-type="string">
            <text:p text:style-name="P18">function="meio_pagamento(p.forma_pagamento)"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2"><text:span text:style-name="T12"><text:s/></text:span><text:a xlink:type="simple" xlink:href="py3o://function=%22formatLang(p.amount,%20monetary=True)%22" text:style-name="Internet_20_link" text:visited-style-name="Visited_20_Internet_20_Link"><text:span text:style-name="T13">function="formatLang(p.amount, monetary=True)"</text:span></text:a></text:p>
          </table:table-cell>
          <table:covered-table-cell/>
          <table:covered-table-cell/>
        </table:table-row>
        <text:soft-page-break/>
        <table:table-row table:style-name="Tabela2.30">
          <table:table-cell table:style-name="Tabela2.A31" table:number-columns-spanned="8" office:value-type="string">
            <text:p text:style-name="P1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31" table:number-columns-spanned="8" office:value-type="string">
            <text:p text:style-name="P16">if="o.amount_change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2" table:number-columns-spanned="5" office:value-type="string">
            <text:p text:style-name="P15"><text:s/>Troco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2"><text:span text:style-name="T25"><text:s/></text:span><text:span text:style-name="T26">function="formatLang(o.amount_change, monetary=True)"</text:span></text:p>
          </table:table-cell>
          <table:covered-table-cell/>
          <table:covered-table-cell/>
        </table:table-row>
        <table:table-row table:style-name="Tabela2.33">
          <table:table-cell table:style-name="Tabela2.A36" table:number-columns-spanned="8" office:value-type="string">
            <text:p text:style-name="P15">/i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4">
          <table:table-cell table:style-name="Tabela2.A36" table:number-columns-spanned="8" office:value-type="string">
            <text:p text:style-name="P1"><text:a xlink:type="simple" xlink:href="py3o://if=%22o.amount_discount%22" text:style-name="Internet_20_link" text:visited-style-name="Visited_20_Internet_20_Link"><text:span text:style-name="T29">if="o.amount_discoun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5">
          <table:table-cell table:style-name="Tabela2.A35" table:number-columns-spanned="3" office:value-type="string">
            <text:p text:style-name="P17">Desconto</text:p>
          </table:table-cell>
          <table:covered-table-cell/>
          <table:covered-table-cell/>
          <table:table-cell table:style-name="Tabela2.D35" table:number-columns-spanned="5" office:value-type="string">
            <text:p text:style-name="P3"><text:a xlink:type="simple" xlink:href="py3o://function=%22formatLang(o.amount_discount,%20monetary=True)%22" text:style-name="Internet_20_link" text:visited-style-name="Visited_20_Internet_20_Link"><text:span text:style-name="T29">function="formatLang(o.amount_discount, monetary=True)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A36" table:number-columns-spanned="8" office:value-type="string">
            <text:p text:style-name="P1"><text:a xlink:type="simple" xlink:href="py3o:///if" text:style-name="Internet_20_link" text:visited-style-name="Visited_20_Internet_20_Link"><text:span text:style-name="T2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7">DADOS PARA ENTREGA</text:p>
            <text:p text:style-name="P9">Endereço: </text:p>
            <text:p text:style-name="P9">Destinatári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8">
          <table:table-cell table:style-name="Tabela2.A1" table:number-columns-spanned="8" office:value-type="string">
            <text:p text:style-name="P9">OBSERVAÇÕES DO CONTRIBUINTE</text:p>
            <text:p text:style-name="P9">* Valor aproximado dos tributos fonte:IBPT</text:p>
            <text:p text:style-name="P1"><text:span text:style-name="T3"><text:s/></text:span><text:a xlink:type="simple" xlink:href="py3o://function=%22o._monta_informacoes_adicionais()%20or%20''%22" text:style-name="Internet_20_link" text:visited-style-name="Visited_20_Internet_20_Link">function="o._monta_informacoes_adicionais() or ''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9">
          <table:table-cell table:style-name="Tabela2.A2" table:number-columns-spanned="8" office:value-type="string">
            <text:p text:style-name="P1"><text:a xlink:type="simple" xlink:href="py3o:///if" text:style-name="Internet_20_link" text:visited-style-name="Visited_20_Internet_20_Link"><text:span text:style-name="T1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0">
          <table:table-cell table:style-name="Tabela2.A2" table:number-columns-spanned="8" office:value-type="string">
            <text:p text:style-name="P12"><text:span text:style-name="T3">SAT Nº: </text:span><text:span text:style-name="T3"><text:user-field-get text:name="py3o.o.document_serie">Nº serie eq sat</text:user-field-get></text:span></text:p>
            <text:p text:style-name="P12"><text:span text:style-name="T3"><text:s/></text:span><text:a xlink:type="simple" xlink:href="py3o://function=%22format_date(formata_data(o,o.data_hora_autorizacao),%20'%25d/%25m/%25Y%20%25H:%25M:%25S')%22" text:style-name="Internet_20_link" text:visited-style-name="Visited_20_Internet_20_Link"><text:span text:style-name="T5">function="format_date(formata_data(o,o.data_hora_autorizacao), '%d/%m/%Y %H:%M:%S')"</text:span></text:a></text:p>
            <text:p text:style-name="P12"/>
            <text:p text:style-name="P12"><text:span text:style-name="T22"><text:s/></text:span><text:a xlink:type="simple" xlink:href="py3o://function=%22'%20'.join(ChaveCFeSAT('CFe'%20+%20o.key).partes())%22" text:style-name="Internet_20_link" text:visited-style-name="Visited_20_Internet_20_Link"><text:span text:style-name="T24">function="' '.join(ChaveCFeSAT('CFe' + o.key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41">
          <table:table-cell table:style-name="Tabela2.A2" table:number-columns-spanned="8" office:value-type="string">
            <text:p text:style-name="P10"><draw:frame draw:style-name="fr2" draw:name="py3o.image(o.cfe_code128, 'png', isb64=True)" text:anchor-type="as-char" svg:width="7.197cm" svg:height="0.836cm" draw:z-index="0"><draw:text-box><text:p text:style-name="P20"/></draw:text-box></draw:frame></text:p>
            <text:p text:style-name="P10"><draw:frame draw:style-name="fr3" draw:name="py3o.image(o.cfe_qrcode, 'png',isb64=True)" text:anchor-type="as-char" svg:width="3.161cm" svg:height="3.228cm" draw:z-index="1"><draw:text-box><text:p text:style-name="P20"/></draw:text-box></draw:frame></text:p>
            <text:p text:style-name="P12"><text:a xlink:type="simple" xlink:href="py3o://if=%22o.configuracao_pdv_id%22" text:style-name="Internet_20_link" text:visited-style-name="Visited_20_Internet_20_Link"><text:span text:style-name="T7">if="o.configuracao_pdv_id"</text:span></text:a></text:p>
            <text:p text:style-name="P10">Consultar o QR code no site: <text:user-field-get text:name="py3o.o.configuracao_pdv_id.site_consulta_qrcode">consulta_qr_code</text:user-field-get></text:p>
            <text:p text:style-name="P4"><text:a xlink:type="simple" xlink:href="py3o:///if" text:style-name="Internet_20_link" text:visited-style-name="Visited_20_Internet_20_Link"><text:span text:style-name="T27">/if</text:span></text:a></text:p>
            <text:p text:style-name="P10"><text:user-field-get text:name="py3o.o.company_id.web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2">
          <table:table-cell table:style-name="Tabela2.A2" table:number-columns-spanned="8" office:value-type="string">
            <text:p text:style-name="P1"><text:a xlink:type="simple" xlink:href="py3o://if=%22o.state_edoc=='cancelada'%22" text:style-name="Internet_20_link" text:visited-style-name="Visited_20_Internet_20_Link"><text:span text:style-name="T21">if="o.state_edoc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3">
          <table:table-cell table:style-name="Tabela2.A2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16460263808">
          <table:table-cell table:style-name="Tabela2.A11" table:number-columns-spanned="8" office:value-type="string">
            <text:p text:style-name="P13">DADOS DO CUPOM FISCAL ELETRÔNICO DE 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5">
          <table:table-cell table:style-name="Tabela2.A2" table:number-columns-spanned="8" office:value-type="string">
            <text:p text:style-name="P10"/>
            <text:p text:style-name="P10">SAT Nº: <text:user-field-get text:name="py3o.o.serie">Nº serie eq sat</text:user-field-get></text:p>
            <text:p text:style-name="P12"><text:a xlink:type="simple" xlink:href="py3o://if=%22o.data_hora_cancelamento%22" text:style-name="Internet_20_link" text:visited-style-name="Visited_20_Internet_20_Link"><text:span text:style-name="T3">if="o.data_hora_cancelamento"</text:span></text:a></text:p>
            <text:p text:style-name="P12"><text:span text:style-name="T3"><text:s/></text:span><text:a xlink:type="simple" xlink:href="py3o://function=%22format_date(o.data_hora_cancelamento,%20'%25d/%25m/%25Y%20%25H:%25M:%25S')%22" text:style-name="Internet_20_link" text:visited-style-name="Visited_20_Internet_20_Link">function="format_date(o.data_hora_cancelamento, '%d/%m/%Y %H:%M:%S')"</text:a></text:p>
            <text:p text:style-name="P12"><text:soft-page-break/><text:a xlink:type="simple" xlink:href="py3o:///if" text:style-name="Internet_20_link" text:visited-style-name="Visited_20_Internet_20_Link"><text:span text:style-name="T14">/if</text:span></text:a></text:p>
            <text:p text:style-name="P12"><text:span text:style-name="T9"><text:s/></text:span><text:a xlink:type="simple" xlink:href="py3o://function=%22'%20'.join(ChaveCFeSAT('CFe'+o.chave_cancelamento).partes())%22" text:style-name="Internet_20_link" text:visited-style-name="Visited_20_Internet_20_Link">function="' '.join(ChaveCFeSAT('CFe'+o.chave_cancelamento).partes()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6">
          <table:table-cell table:style-name="Tabela2.A2" table:number-columns-spanned="8" office:value-type="string">
            <text:p text:style-name="P10"><draw:frame draw:style-name="fr2" draw:name="py3o.image(o.cfe_cancelamento_code128, 'png', isb64=True)" text:anchor-type="as-char" svg:width="7.176cm" svg:height="0.847cm" draw:z-index="2"><draw:text-box><text:p text:style-name="P20"/></draw:text-box></draw:frame></text:p>
            <text:p text:style-name="P10"><draw:frame draw:style-name="fr1" draw:name="py3o.image(o.cfe_cancelamento_qrcode, 'png',isb64=True)" text:anchor-type="as-char" svg:width="3.254cm" svg:height="3.122cm" draw:z-index="3"><draw:text-box><text:p text:style-name="P20"/></draw:text-box></draw:frame></text:p>
            <text:p text:style-name="P12"><text:a xlink:type="simple" xlink:href="py3o://if=%22o.configuracao_pdv_id%22" text:style-name="Internet_20_link" text:visited-style-name="Visited_20_Internet_20_Link"><text:span text:style-name="T6">if="o.configuracao_pdv_id"</text:span></text:a></text:p>
            <text:p text:style-name="P10">Consultar o QR code no site: <text:user-field-get text:name="py3o.o.configuracoes_pdv.site_consulta_qrcode">consulta_qr_code</text:user-field-get></text:p>
            <text:p text:style-name="P4"><text:a xlink:type="simple" xlink:href="py3o:///if" text:style-name="Internet_20_link" text:visited-style-name="Visited_20_Internet_20_Link"><text:span text:style-name="T27">/if</text:span></text:a></text:p>
            <text:p text:style-name="P10"><text:user-field-get text:name="py3o.o.company_id.web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7">
          <table:table-cell table:style-name="Tabela2.A2" table:number-columns-spanned="8" office:value-type="string">
            <text:p text:style-name="P12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with" text:style-name="Internet_20_link" text:visited-style-name="Visited_20_Internet_20_Link"><text:span text:style-name="T16">/with</text:span></text:a></text:p>
      <text:p text:style-name="Standard"><text:a xlink:type="simple" xlink:href="py3o:///with" text:style-name="Internet_20_link" text:visited-style-name="Visited_20_Internet_20_Link"><text:span text:style-name="T16">/with</text:span></text:a></text:p>
      <text:p text:style-name="P19"><text:a xlink:type="simple" xlink:href="py3o:///for" text:style-name="Internet_20_link" text:visited-style-name="Visited_20_Internet_20_Link"><text:span text:style-name="T16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5E70CE8620347107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vertical-align="bottom" style:writing-mode="page"/>
      <style:text-properties style:font-name="Liberation Sans1" fo:font-family="'Liberation Sans'" style:font-style-name="Regular" style:font-family-generic="swiss" style:font-pitch="variable" fo:font-size="7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style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8.7cm" style:num-format="1" style:print-orientation="portrait" fo:margin-top="0.199cm" fo:margin-bottom="0cm" fo:margin-left="0cm" fo:margin-right="0.305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cf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cfe"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2-10T01:26:31.169870877</dc:date>
    <meta:editing-duration>PT19H21M49S</meta:editing-duration>
    <meta:editing-cycles>383</meta:editing-cycles>
    <meta:document-statistic meta:table-count="1" meta:image-count="0" meta:object-count="0" meta:page-count="5" meta:paragraph-count="82" meta:word-count="190" meta:character-count="2152" meta:non-whitespace-character-count="2001"/>
  </office:meta>
</office:document-meta>
</file>